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0pt" fo:font-weight="normal" style:font-weight-asian="normal" style:font-size-complex="10pt" style:font-weight-complex="normal"/>
    </style:style>
    <style:style style:name="P10" style:family="paragraph" style:parent-style-name="Standard">
      <style:paragraph-properties style:writing-mode="lr-tb"/>
      <style:text-properties fo:font-size="10pt" fo:font-weight="normal" style:font-size-asian="12pt" style:font-weight-asian="normal" style:font-size-complex="10pt" style:font-weight-complex="normal"/>
    </style:style>
    <style:style style:name="P11" style:family="paragraph" style:parent-style-name="Standard">
      <style:paragraph-properties style:writing-mode="lr-tb">
        <style:tab-stops/>
      </style:paragraph-properties>
      <style:text-properties fo:font-size="10pt" fo:font-weight="normal" style:font-size-asian="12pt" style:font-weight-asian="normal" style:font-size-complex="10pt" style:font-weight-complex="normal"/>
    </style:style>
    <style:style style:name="P12" style:family="paragraph" style:parent-style-name="Standard">
      <style:paragraph-properties style:writing-mode="lr-tb">
        <style:tab-stops/>
      </style:paragraph-properties>
      <style:text-properties fo:font-size="10pt" fo:font-weight="normal" style:font-size-asian="12pt" style:font-weight-asian="normal" style:font-size-complex="12pt" style:font-weight-complex="normal"/>
    </style:style>
    <style:style style:name="P13" style:family="paragraph" style:parent-style-name="Standard">
      <style:paragraph-properties style:writing-mode="lr-tb">
        <style:tab-stops/>
      </style:paragraph-properties>
      <style:text-properties fo:font-size="10pt"/>
    </style:style>
    <style:style style:name="P14" style:family="paragraph" style:parent-style-name="Standard">
      <style:paragraph-properties style:writing-mode="lr-tb"/>
      <style:text-properties fo:font-size="11pt" fo:font-weight="bold"/>
    </style:style>
    <style:style style:name="P15" style:family="paragraph" style:parent-style-name="Standard">
      <style:paragraph-properties style:writing-mode="lr-tb"/>
      <style:text-properties fo:font-size="11pt" fo:font-weight="bold" style:font-size-complex="11pt" style:font-weight-complex="bold"/>
    </style:style>
    <style:style style:name="P16"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7" style:family="paragraph" style:parent-style-name="Standard">
      <style:paragraph-properties style:writing-mode="lr-tb"/>
      <style:text-properties fo:font-size="11pt" fo:font-weight="bold" style:font-weight-asian="bold" style:font-size-complex="11pt" style:font-weight-complex="bold"/>
    </style:style>
    <style:style style:name="P18" style:family="paragraph" style:parent-style-name="Standard">
      <style:paragraph-properties style:writing-mode="lr-tb"/>
      <style:text-properties fo:font-size="11pt" style:font-size-complex="11pt"/>
    </style:style>
    <style:style style:name="P19" style:family="paragraph" style:parent-style-name="Standard">
      <style:paragraph-properties style:writing-mode="lr-tb"/>
      <style:text-properties fo:font-weight="bold" style:font-weight-complex="bold"/>
    </style:style>
    <style:style style:name="P20" style:family="paragraph" style:parent-style-name="Standard">
      <style:paragraph-properties style:writing-mode="lr-tb"/>
      <style:text-properties fo:font-weight="bold" style:font-weight-asian="bold" style:font-weight-complex="bold"/>
    </style:style>
    <style:style style:name="P21"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22" style:family="paragraph" style:parent-style-name="Standard">
      <style:paragraph-properties style:writing-mode="lr-tb"/>
      <style:text-properties style:font-name="Arial"/>
    </style:style>
    <style:style style:name="P23" style:family="paragraph" style:parent-style-name="Standard">
      <style:paragraph-properties style:writing-mode="lr-tb"/>
      <style:text-properties style:font-name="Arial" fo:font-size="10pt"/>
    </style:style>
    <style:style style:name="P24" style:family="paragraph" style:parent-style-name="Standard">
      <style:paragraph-properties style:writing-mode="lr-tb"/>
      <style:text-properties style:font-name="Arial" fo:font-size="10pt" style:font-size-complex="10pt"/>
    </style:style>
    <style:style style:name="P25" style:family="paragraph" style:parent-style-name="Standard">
      <style:paragraph-properties style:writing-mode="lr-tb"/>
      <style:text-properties style:font-name="Arial" fo:font-size="10pt" fo:font-weight="bold" style:font-size-complex="10pt" style:font-weight-complex="bold"/>
    </style:style>
    <style:style style:name="P26" style:family="paragraph" style:parent-style-name="Standard">
      <style:paragraph-properties style:writing-mode="lr-tb">
        <style:tab-stops/>
      </style:paragraph-properties>
      <style:text-properties style:font-name="Arial" fo:font-size="10pt" fo:font-weight="normal" style:font-size-asian="12pt" style:font-weight-asian="normal" style:font-size-complex="10pt" style:font-weight-complex="normal"/>
    </style:style>
    <style:style style:name="P27" style:family="paragraph" style:parent-style-name="Standard">
      <style:paragraph-properties style:writing-mode="lr-tb"/>
      <style:text-properties style:font-name="Arial" fo:font-size="10pt" fo:language="en" fo:country="GB" style:font-name-asian="Courier New" style:font-size-asian="10pt" style:font-name-complex="Courier New" style:font-size-complex="10pt"/>
    </style:style>
    <style:style style:name="P28" style:family="paragraph" style:parent-style-name="Standard">
      <style:paragraph-properties style:writing-mode="lr-tb"/>
      <style:text-properties style:font-name="Arial" fo:font-size="11pt" fo:font-weight="bold" style:font-size-complex="11pt" style:font-weight-complex="bold"/>
    </style:style>
    <style:style style:name="P29" style:family="paragraph" style:parent-style-name="Standard">
      <style:paragraph-properties style:writing-mode="lr-tb"/>
      <style:text-properties fo:font-size="12pt" fo:font-weight="bold" style:font-size-asian="12pt" style:font-weight-asian="bold" style:font-size-complex="12pt" style:font-weight-complex="bold"/>
    </style:style>
    <style:style style:name="P30" style:family="paragraph" style:parent-style-name="Standard">
      <style:paragraph-properties style:writing-mode="lr-tb">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text-align="center" style:justify-single-word="false" style:writing-mode="lr-tb"/>
      <style:text-properties fo:font-size="14pt" fo:font-style="normal" fo:font-weight="bold" style:font-size-complex="14pt" style:font-weight-complex="bold"/>
    </style:style>
    <style:style style:name="P32" style:family="paragraph" style:parent-style-name="Standard">
      <style:paragraph-properties fo:break-before="page" style:writing-mode="lr-tb"/>
    </style:style>
    <style:style style:name="P33" style:family="paragraph" style:parent-style-name="Standard">
      <style:paragraph-properties fo:break-before="page" style:writing-mode="lr-tb"/>
      <style:text-properties fo:font-weight="bold" style:font-weight-complex="bold"/>
    </style:style>
    <style:style style:name="P34" style:family="paragraph" style:parent-style-name="Standard">
      <style:paragraph-properties fo:break-before="page" style:writing-mode="lr-tb"/>
      <style:text-properties fo:font-size="10pt"/>
    </style:style>
    <style:style style:name="P35" style:family="paragraph" style:parent-style-name="Standard">
      <style:paragraph-properties fo:break-before="page" style:writing-mode="lr-tb"/>
      <style:text-properties fo:font-size="10pt" style:font-size-complex="10pt"/>
    </style:style>
    <style:style style:name="P36" style:family="paragraph" style:parent-style-name="Standard">
      <style:paragraph-properties fo:break-before="page" style:writing-mode="lr-tb"/>
      <style:text-properties fo:font-size="10pt" fo:font-weight="bold" style:font-size-complex="10pt" style:font-weight-complex="bold"/>
    </style:style>
    <style:style style:name="P37" style:family="paragraph" style:parent-style-name="Standard">
      <style:paragraph-properties fo:break-before="page" style:writing-mode="lr-tb"/>
      <style:text-properties fo:font-size="10pt" fo:font-weight="normal" style:font-weight-asian="normal" style:font-size-complex="10pt" style:font-weight-complex="normal"/>
    </style:style>
    <style:style style:name="P38" style:family="paragraph" style:parent-style-name="Standard">
      <style:paragraph-properties fo:break-before="page" style:writing-mode="lr-tb">
        <style:tab-stops/>
      </style:paragraph-properties>
      <style:text-properties fo:font-size="10pt" fo:font-weight="normal" style:font-size-asian="12pt" style:font-weight-asian="normal" style:font-size-complex="10pt" style:font-weight-complex="normal"/>
    </style:style>
    <style:style style:name="P39" style:family="paragraph" style:parent-style-name="Standard">
      <style:paragraph-properties fo:break-before="page" style:writing-mode="lr-tb">
        <style:tab-stops/>
      </style:paragraph-properties>
      <style:text-properties fo:font-size="10pt" fo:font-weight="normal" style:font-size-asian="12pt" style:font-weight-asian="normal" style:font-size-complex="12pt" style:font-weight-complex="normal"/>
    </style:style>
    <style:style style:name="P40" style:family="paragraph" style:parent-style-name="Standard">
      <style:paragraph-properties fo:break-before="page" style:writing-mode="lr-tb"/>
      <style:text-properties fo:font-size="11pt" fo:font-weight="bold" style:font-size-complex="11pt" style:font-weight-complex="bold"/>
    </style:style>
    <style:style style:name="P41" style:family="paragraph" style:parent-style-name="Standard">
      <style:paragraph-properties fo:break-before="page" style:writing-mode="lr-tb"/>
      <style:text-properties fo:font-size="11pt" fo:font-weight="bold" style:font-size-asian="11pt" style:font-weight-asian="bold" style:font-size-complex="11pt" style:font-weight-complex="bold"/>
    </style:style>
    <style:style style:name="P42"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43" style:family="paragraph" style:parent-style-name="Standard">
      <style:paragraph-properties style:text-autospace="none"/>
      <style:text-properties style:font-name="Arial" fo:font-size="10pt" fo:language="en" fo:country="GB" style:font-name-asian="Courier New" style:font-size-asian="10pt" style:font-name-complex="Courier New" style:font-size-complex="10pt"/>
    </style:style>
    <style:style style:name="P44" style:family="paragraph" style:parent-style-name="Standard">
      <style:paragraph-properties style:text-autospace="none"/>
      <style:text-properties style:font-name="Arial" fo:font-size="10pt"/>
    </style:style>
    <style:style style:name="P45" style:family="paragraph" style:parent-style-name="Standard">
      <style:paragraph-properties style:text-autospace="none"/>
      <style:text-properties style:font-name="Arial"/>
    </style:style>
    <style:style style:name="P46" style:family="paragraph" style:parent-style-name="Standard">
      <style:text-properties fo:font-size="11pt" fo:font-weight="bold" style:font-size-asian="11pt" style:font-weight-asian="bold" style:font-size-complex="11pt" style:font-weight-complex="bold"/>
    </style:style>
    <style:style style:name="P47"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P48" style:family="paragraph" style:parent-style-name="Standard">
      <style:paragraph-properties fo:margin-left="0.25in" fo:margin-right="0in" fo:text-indent="0in" style:auto-text-indent="false" style:text-autospace="none" style:writing-mode="lr-tb">
        <style:tab-stops/>
      </style:paragraph-properties>
      <style:text-properties fo:font-size="10pt" style:font-size-complex="10pt"/>
    </style:style>
    <style:style style:name="P49" style:family="paragraph" style:parent-style-name="Standard">
      <style:paragraph-properties fo:margin-left="0in" fo:margin-right="0in" fo:text-indent="0in" style:auto-text-indent="false" style:text-autospace="none" style:writing-mode="lr-tb">
        <style:tab-stops/>
      </style:paragraph-properties>
      <style:text-properties fo:font-size="10pt" style:font-size-complex="10pt"/>
    </style:style>
    <style:style style:name="P50" style:family="paragraph" style:parent-style-name="Standard">
      <style:paragraph-properties fo:margin-left="0in" fo:margin-right="0in" fo:text-indent="0in" style:auto-text-indent="false" style:text-autospace="none" style:writing-mode="lr-tb">
        <style:tab-stops/>
      </style:paragraph-properties>
      <style:text-properties fo:font-size="10pt" fo:font-weight="normal" style:font-size-asian="10pt" style:font-weight-asian="normal" style:font-size-complex="10pt" style:font-weight-complex="normal"/>
    </style:style>
    <style:style style:name="P51" style:family="paragraph" style:parent-style-name="Standard">
      <style:paragraph-properties fo:margin-left="0in" fo:margin-right="0in" fo:text-indent="0in" style:auto-text-indent="false" style:writing-mode="lr-tb">
        <style:tab-stops/>
      </style:paragraph-properties>
      <style:text-properties fo:font-size="10pt" fo:font-weight="normal" style:font-weight-asian="normal" style:font-size-complex="10pt" style:font-weight-complex="normal"/>
    </style:style>
    <style:style style:name="P52"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style:font-size-complex="10pt"/>
    </style:style>
    <style:style style:name="P53" style:family="paragraph" style:parent-style-name="Standard">
      <style:paragraph-properties fo:margin-left="0in" fo:margin-right="0in" fo:text-indent="0in" style:auto-text-indent="false" fo:break-before="page" style:text-autospace="none" style:writing-mode="lr-tb">
        <style:tab-stops/>
      </style:paragraph-properties>
      <style:text-properties fo:font-size="10pt" fo:font-weight="normal" style:font-size-asian="10pt" style:font-weight-asian="normal" style:font-size-complex="10pt" style:font-weight-complex="normal"/>
    </style:style>
    <style:style style:name="P54" style:family="paragraph" style:parent-style-name="Standard" style:master-page-name="Standard_20__28_user_29_">
      <style:paragraph-properties fo:text-align="center" style:justify-single-word="false" style:page-number="auto" style:writing-mode="lr-tb"/>
    </style:style>
    <style:style style:name="P55" style:family="paragraph" style:parent-style-name="Standard">
      <style:text-properties fo:font-size="10pt" fo:font-weight="normal" style:font-size-asian="10pt" style:font-weight-asian="normal" style:font-size-complex="10pt" style:font-weight-complex="normal"/>
    </style:style>
    <style:style style:name="P56" style:family="paragraph" style:parent-style-name="Standard">
      <style:paragraph-properties style:writing-mode="lr-tb"/>
      <style:text-properties fo:font-size="11pt" fo:font-weight="bold" style:font-size-complex="11pt" style:font-weight-complex="bold"/>
    </style:style>
    <style:style style:name="P57" style:family="paragraph" style:parent-style-name="Standard">
      <style:paragraph-properties style:writing-mode="lr-tb"/>
      <style:text-properties fo:font-size="10pt"/>
    </style:style>
    <style:style style:name="P58" style:family="paragraph" style:parent-style-name="Standard" style:list-style-name="L4">
      <style:paragraph-properties style:writing-mode="lr-tb">
        <style:tab-stops/>
      </style:paragraph-properties>
      <style:text-properties fo:font-size="10pt" fo:font-weight="normal" style:font-size-asian="12pt" style:font-weight-asian="normal" style:font-size-complex="10pt" style:font-weight-complex="normal"/>
    </style:style>
    <style:style style:name="P59" style:family="paragraph" style:parent-style-name="Standard" style:list-style-name="L5">
      <style:paragraph-properties style:writing-mode="lr-tb">
        <style:tab-stops/>
      </style:paragraph-properties>
      <style:text-properties fo:font-size="10pt" fo:font-weight="normal" style:font-size-asian="12pt" style:font-weight-asian="normal" style:font-size-complex="10pt" style:font-weight-complex="normal"/>
    </style:style>
    <style:style style:name="P60"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61"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complex="10pt"/>
    </style:style>
    <style:style style:name="P62"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63" style:family="paragraph" style:parent-style-name="Standard" style:list-style-name="L2">
      <style:paragraph-properties fo:margin-left="0.5in" fo:margin-right="0in" fo:text-indent="-0.25in" style:auto-text-indent="false" style:writing-mode="lr-tb">
        <style:tab-stops/>
      </style:paragraph-properties>
      <style:text-properties fo:font-size="10pt" fo:font-weight="normal" style:font-weight-asian="normal" style:font-size-complex="10pt" style:font-weight-complex="normal"/>
    </style:style>
    <style:style style:name="P64" style:family="paragraph" style:parent-style-name="Standard" style:list-style-name="L2">
      <style:paragraph-properties fo:margin-left="0.5in" fo:margin-right="0in" fo:text-indent="-0.25in" style:auto-text-indent="false" style:writing-mode="lr-tb">
        <style:tab-stops/>
      </style:paragraph-properties>
      <style:text-properties fo:font-size="10pt" fo:font-weight="normal" style:font-size-asian="10pt" style:font-weight-asian="normal" style:font-size-complex="10pt" style:font-weight-complex="normal"/>
    </style:style>
    <style:style style:name="P65" style:family="paragraph" style:parent-style-name="Standard" style:list-style-name="L2">
      <style:paragraph-properties fo:margin-left="0.5in" fo:margin-right="0in" fo:text-indent="-0.25in" style:auto-text-indent="false" style:writing-mode="lr-tb">
        <style:tab-stops/>
      </style:paragraph-properties>
      <style:text-properties fo:font-size="10pt" style:font-size-asian="10pt" style:font-size-complex="10pt"/>
    </style:style>
    <style:style style:name="P66" style:family="paragraph" style:parent-style-name="Standard" style:list-style-name="L2">
      <style:paragraph-properties fo:margin-left="0.5in" fo:margin-right="0in" fo:text-indent="-0.25in" style:auto-text-indent="false" style:writing-mode="lr-tb">
        <style:tab-stops/>
      </style:paragraph-properties>
    </style:style>
    <style:style style:name="P67" style:family="paragraph" style:parent-style-name="Standard" style:list-style-name="L3">
      <style:paragraph-properties fo:margin-left="0.5in" fo:margin-right="0in" fo:text-indent="-0.25in" style:auto-text-indent="false" style:writing-mode="lr-tb">
        <style:tab-stops/>
      </style:paragraph-properties>
    </style:style>
    <style:style style:name="P68" style:family="paragraph" style:parent-style-name="Standard" style:list-style-name="L3">
      <style:paragraph-properties fo:margin-left="0.5in" fo:margin-right="0in" fo:text-indent="-0.25in" style:auto-text-indent="false" style:writing-mode="lr-tb">
        <style:tab-stops/>
      </style:paragraph-properties>
      <style:text-properties style:font-name="Arial" fo:font-size="10pt" style:font-size-complex="10pt"/>
    </style:style>
    <style:style style:name="P69" style:family="paragraph" style:parent-style-name="Standard" style:list-style-name="L3">
      <style:paragraph-properties fo:margin-left="0.5in" fo:margin-right="0in" fo:text-indent="-0.25in" style:auto-text-indent="false" style:text-autospace="none" style:writing-mode="lr-tb">
        <style:tab-stops/>
      </style:paragraph-properties>
      <style:text-properties style:font-name="Arial" fo:font-size="10pt" style:font-size-complex="10pt"/>
    </style:style>
    <style:style style:name="P70" style:family="paragraph" style:parent-style-name="Standard" style:list-style-name="L2">
      <style:paragraph-properties fo:margin-left="0in" fo:margin-right="0in" fo:text-indent="0in" style:auto-text-indent="false" style:writing-mode="lr-tb">
        <style:tab-stops/>
      </style:paragraph-properties>
      <style:text-properties fo:font-size="10pt" fo:font-weight="normal" style:font-size-asian="10pt" style:font-weight-asian="normal" style:font-size-complex="10pt" style:font-weight-complex="normal"/>
    </style:style>
    <style:style style:name="P71" style:family="paragraph" style:parent-style-name="Standard" style:list-style-name="L2">
      <style:paragraph-properties fo:margin-left="0in" fo:margin-right="0in" fo:text-indent="0in" style:auto-text-indent="false" fo:break-before="page" style:writing-mode="lr-tb">
        <style:tab-stops/>
      </style:paragraph-properties>
      <style:text-properties fo:font-size="10pt" fo:font-weight="normal" style:font-size-asian="10pt" style:font-weight-asian="normal" style:font-size-complex="10pt" style:font-weight-complex="normal"/>
    </style:style>
    <style:style style:name="P72" style:family="paragraph" style:parent-style-name="Contents_20_1">
      <style:paragraph-properties>
        <style:tab-stops>
          <style:tab-stop style:position="7.448in" style:type="right" style:leader-style="dotted" style:leader-text="."/>
        </style:tab-stops>
      </style:paragraph-properties>
    </style:style>
    <style:style style:name="P73" style:family="paragraph" style:parent-style-name="Contents_20_2">
      <style:paragraph-properties>
        <style:tab-stops>
          <style:tab-stop style:position="7.2516in" style:type="right" style:leader-style="dotted" style:leader-text="."/>
        </style:tab-stops>
      </style:paragraph-properties>
    </style:style>
    <style:style style:name="P74" style:family="paragraph" style:parent-style-name="Contents_20_3">
      <style:paragraph-properties>
        <style:tab-stops>
          <style:tab-stop style:position="7.0547in" style:type="right" style:leader-style="dotted" style:leader-text="."/>
        </style:tab-stops>
      </style:paragraph-properties>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language="en" fo:country="GB" style:font-name-asian="Courier New" style:font-size-asian="10pt" style:font-name-complex="Courier New" style:font-size-complex="10pt"/>
    </style:style>
    <style:style style:name="T6" style:family="text">
      <style:text-properties fo:font-size="11pt" fo:font-weight="bold" style:font-size-complex="11pt" style:font-weight-complex="bold"/>
    </style:style>
    <style:style style:name="T7" style:family="text">
      <style:text-properties fo:font-size="11pt" fo:font-weight="bold" style:font-weight-asian="bold" style:font-size-complex="11pt" style:font-weight-complex="bold"/>
    </style:style>
    <style:style style:name="T8" style:family="text">
      <style:text-properties fo:font-size="11pt" style:font-size-complex="11pt"/>
    </style:style>
    <style:style style:name="T9" style:family="text">
      <style:text-properties style:font-name="Calibri" fo:font-size="11pt" style:font-name-complex="Calibri" style:font-size-complex="11pt"/>
    </style:style>
    <style:style style:name="T10" style:family="text">
      <style:text-properties style:font-name="Arial"/>
    </style:style>
    <style:style style:name="T11" style:family="text">
      <style:text-properties style:font-name="Arial" fo:language="en" fo:country="GB" style:font-name-asian="Courier New" style:font-size-asian="10pt" style:font-name-complex="Courier New" style:font-size-complex="10pt"/>
    </style:style>
    <style:style style:name="T12" style:family="text">
      <style:text-properties fo:language="en" fo:country="GB" style:font-name-asian="Courier New" style:font-size-asian="10pt" style:font-name-complex="Courier New"/>
    </style:style>
    <style:style style:name="T13" style:family="text">
      <style:text-properties style:text-underline-style="none"/>
    </style:style>
    <style:style style:name="T14" style:family="text">
      <style:text-properties fo:font-size="14pt" fo:font-style="normal" fo:font-weight="bold" style:font-size-complex="14pt" style:font-weight-complex="bold"/>
    </style:style>
    <style:style style:name="T15" style:family="text">
      <style:text-properties fo:font-size="14pt" fo:font-style="normal" fo:font-weight="bold" style:font-size-asian="14pt" style:font-size-complex="14pt"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14">PHP EvE API / EvE-Central API Li</text:span><text:span text:style-name="T15">brary (Ale - </text:span><text:span text:style-name="T16">API Library for Eve</text:span><text:span text:style-name="T14">)</text:spa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Requirements<text:tab/>3</text:p>
          <text:p text:style-name="P72">Overview<text:tab/>3</text:p>
          <text:p text:style-name="P72">Installation<text:tab/>3</text:p>
          <text:p text:style-name="P72">Basic operation<text:tab/>3</text:p>
          <text:p text:style-name="P72">Error Reporting<text:tab/>5</text:p>
          <text:p text:style-name="P72">Control functions for the EvE API PHP library<text:tab/>6</text:p>
          <text:p text:style-name="P73">setCredentials(userid, apikey, charid)<text:tab/>6</text:p>
          <text:p text:style-name="P73">getCredentials()<text:tab/>6</text:p>
          <text:p text:style-name="P73">getCacheStatus()<text:tab/>6</text:p>
          <text:p text:style-name="P73">getApiError()<text:tab/>6</text:p>
          <text:p text:style-name="P73">getApiErrorText()<text:tab/>6</text:p>
          <text:p text:style-name="P73">setDebug(bool)<text:tab/>7</text:p>
          <text:p text:style-name="P73">getDebug()<text:tab/>7</text:p>
          <text:p text:style-name="P73">setUseCache(bool)<text:tab/>7</text:p>
          <text:p text:style-name="P73">getUseCache()<text:tab/>7</text:p>
          <text:p text:style-name="P73">setCacheDir(dir)<text:tab/>7</text:p>
          <text:p text:style-name="P73">getCacheDir()<text:tab/>7</text:p>
          <text:p text:style-name="P73">getCacheFile()<text:tab/>7</text:p>
          <text:p text:style-name="P73">setUserAgent(agent)<text:tab/>8</text:p>
          <text:p text:style-name="P73">getUserAgent()<text:tab/>8</text:p>
          <text:p text:style-name="P73">setTimeTolerance(tolerance)<text:tab/>8</text:p>
          <text:p text:style-name="P73">getTimeTolerance()<text:tab/>8</text:p>
          <text:p text:style-name="P73">getCacheTime([local-bool])<text:tab/>8</text:p>
          <text:p text:style-name="P73">getExpiryTime([local-bool])<text:tab/>8</text:p>
          <text:p text:style-name="P73">setApiSite(site)<text:tab/>9</text:p>
          <text:p text:style-name="P73">getApiSite()<text:tab/>9</text:p>
          <text:p text:style-name="P73">setApiSiteEvEC(site)<text:tab/>9</text:p>
          <text:p text:style-name="P73">getApiSiteEvEC()<text:tab/>9</text:p>
          <text:p text:style-name="P73">printErrors()<text:tab/>9</text:p>
          <text:p text:style-name="P72">Implemented EvE API functions<text:tab/>10</text:p>
          <text:p text:style-name="P73">Account Functions<text:tab/>10</text:p>
          <text:p text:style-name="P73">Characters<text:tab/>10</text:p>
          <text:p text:style-name="P74">Characters<text:tab/>10</text:p>
          <text:p text:style-name="P74">Characters<text:tab/>10</text:p>
          <text:p text:style-name="P73">Character Functions<text:tab/>11</text:p>
          <text:p text:style-name="P74">Character Sheet<text:tab/>11</text:p>
          <text:p text:style-name="P74">Skill in Training <text:tab/>11</text:p>
          <text:p text:style-name="P73">Character or Corporation Functions<text:tab/>12</text:p>
          <text:p text:style-name="P74">Account Balance<text:tab/>12</text:p>
          <text:p text:style-name="P74">Asset List<text:tab/>13</text:p>
          <text:p text:style-name="P74">Factional Warfare Statistics<text:tab/>13</text:p>
          <text:p text:style-name="P74"><text:soft-page-break/>Industry Jobs<text:tab/>14</text:p>
          <text:p text:style-name="P74">Kill Log (Killmails)<text:tab/>15</text:p>
          <text:p text:style-name="P74">Market Orders<text:tab/>16</text:p>
          <text:p text:style-name="P74">Medals<text:tab/>16</text:p>
          <text:p text:style-name="P74">Standings<text:tab/>17</text:p>
          <text:p text:style-name="P74">Wallet Journal Entries <text:tab/>18</text:p>
          <text:p text:style-name="P74">Wallet (Market)Transactions<text:tab/>19</text:p>
          <text:p text:style-name="P73">Corporation Functions<text:tab/>20</text:p>
          <text:p text:style-name="P74">Corporation Functions<text:tab/>20</text:p>
          <text:p text:style-name="P74">Container Log<text:tab/>20</text:p>
          <text:p text:style-name="P74">Corporation Sheet <text:tab/>20</text:p>
          <text:p text:style-name="P74">Member Medals<text:tab/>21</text:p>
          <text:p text:style-name="P74">Member Security<text:tab/>21</text:p>
          <text:p text:style-name="P74">Member Security Log<text:tab/>22</text:p>
          <text:p text:style-name="P74">Member Tracking<text:tab/>22</text:p>
          <text:p text:style-name="P74">Shareholders<text:tab/>23</text:p>
          <text:p text:style-name="P74">Starbase (POS) Details<text:tab/>23</text:p>
          <text:p text:style-name="P74">Starbase (POS) List<text:tab/>24</text:p>
          <text:p text:style-name="P74">Titles<text:tab/>24</text:p>
          <text:p text:style-name="P73">EvE Global Functions<text:tab/>25</text:p>
          <text:p text:style-name="P74">Alliance List<text:tab/>25</text:p>
          <text:p text:style-name="P74">Certificate Tree <text:tab/>25</text:p>
          <text:p text:style-name="P74">Conquerable Station/Outpost List <text:tab/>26</text:p>
          <text:p text:style-name="P74">Error List <text:tab/>26</text:p>
          <text:p text:style-name="P74">Factional Warfare Top 100 Stats<text:tab/>27</text:p>
          <text:p text:style-name="P74">ID to Name Conversion (undocumented, “CharacterName”)<text:tab/>27</text:p>
          <text:p text:style-name="P74">Name to ID Conversion (“CharacterID”)<text:tab/>28</text:p>
          <text:p text:style-name="P74">ID to Character Portrait<text:tab/>28</text:p>
          <text:p text:style-name="P74">RefTypes List<text:tab/>29</text:p>
          <text:p text:style-name="P74">Server Status<text:tab/>29</text:p>
          <text:p text:style-name="P74">Skill Tree<text:tab/>30</text:p>
          <text:p text:style-name="P73">Map Functions<text:tab/>30</text:p>
          <text:p text:style-name="P74">Factional Warfare Occupancy Map<text:tab/>30</text:p>
          <text:p text:style-name="P74">Jumps<text:tab/>31</text:p>
          <text:p text:style-name="P74">Kills <text:tab/>31</text:p>
          <text:p text:style-name="P74">Sovereignty<text:tab/>32</text:p>
          <text:p text:style-name="P72">EvE-Central functions<text:tab/>32</text:p>
          <text:p text:style-name="P73">Minerals (“EvEMon”)<text:tab/>32</text:p>
          <text:p text:style-name="P73">Quick Look<text:tab/>33</text:p>
          <text:p text:style-name="P73">Market Statistics<text:tab/>34</text:p>
        </text:index-body>
      </text:table-of-content>
      <text:p text:style-name="P31"/>
      <text:p text:style-name="P3"/>
      <text:p text:style-name="P35"/>
      <text:p text:style-name="P3"/>
      <text:p text:style-name="P15"><text:toc-mark-start text:id="IMark238004952" text:outline-level="1"/>Requirements<text:toc-mark-end text:id="IMark238004952"/></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5"><text:toc-mark-start text:id="IMark238004952" text:outline-level="1"/>Overview<text:toc-mark-end text:id="IMark238004952"/></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5"><text:toc-mark-start text:id="IMark238004952" text:outline-level="1"/>Installation<text:toc-mark-end text:id="IMark238004952"/></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5"><text:toc-mark-start text:id="IMark238004952" text:outline-level="1"/>Basic operation<text:toc-mark-end text:id="IMark238004952"/></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47">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33"><text:toc-mark-start text:id="IMark238004952" text:outline-level="1"/>Error Reporting<text:toc-mark-end text:id="IMark238004952"/></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2"/>
      <text:p text:style-name="P2">The library offers getApiError() to get the API result code of the last fetch, and getApiErrorText() to get the text accompanying the error code - see the documentation for getApiError() and getApiErrorText(), below.</text:p>
      <text:p text:style-name="P2"/>
      <text:p text:style-name="P2">If setDebug(false) (the default), PHP warning messages will be suppressed when an API server goes offline. If setDebug(true), then PHP warning messages and the exception created by SimpleXML choking on the 404 page will be shown.</text:p>
      <text:p text:style-name="P2"/>
      <text:p text:style-name="P2">The library will throw an exception if it detects incorrectly passed parameters. This is a change from previous versions, where the library would silently discard incorrectly passed parameters.</text:p>
      <text:p text:style-name="P1"/>
      <text:p text:style-name="P32"/>
      <text:p text:style-name="P19"><text:toc-mark-start text:id="IMark238004952" text:outline-level="1"/>Control functions for the EvE API PHP library<text:toc-mark-end text:id="IMark238004952"/></text:p>
      <text:p text:style-name="P3"/>
      <text:p text:style-name="P2">The examples in this section assume that you created a variable $api for the Api class, like so:</text:p>
      <text:p text:style-name="P1"/>
      <text:p text:style-name="P2">$api = new Api();</text:p>
      <text:p text:style-name="P1"/>
      <text:p text:style-name="P15"><text:toc-mark-start text:id="IMark238004952" text:outline-level="2"/>setCredentials(userid, apikey, charid)<text:toc-mark-end text:id="IMark238004952"/></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2"/>
      <text:p text:style-name="P2">You may also use this function to “wipe” previously set authentication, by passing “null” for the parameters.</text:p>
      <text:p text:style-name="P18"/>
      <text:p text:style-name="P15"><text:toc-mark-start text:id="IMark238004952" text:outline-level="2"/>getCredentials()<text:toc-mark-end text:id="IMark238004952"/></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7"/>
      <text:p text:style-name="P17"><text:toc-mark-start text:id="IMark238004952" text:outline-level="2"/>getCacheStatus()<text:toc-mark-end text:id="IMark238004952"/></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17"/>
      <text:p text:style-name="P46"><text:toc-mark-start text:id="IMark238004952" text:outline-level="2"/>getApiError()<text:toc-mark-end text:id="IMark238004952"/></text:p>
      <text:p text:style-name="P55"/>
      <text:p text:style-name="P55">Return '0' on a successful API call, or the numeric API error code. The plain-text error message can be gotten with getApiErrorText().</text:p>
      <text:p text:style-name="P8"/>
      <text:p text:style-name="P8">$dataxml = $api-&gt;getMemberTracking();</text:p>
      <text:p text:style-name="P8">$error = $api-&gt;getApiError(); // Did we encounter an API error?</text:p>
      <text:p text:style-name="P1"/>
      <text:p text:style-name="P17"><text:toc-mark-start text:id="IMark238004952" text:outline-level="2"/>getApiErrorText()<text:toc-mark-end text:id="IMark238004952"/></text:p>
      <text:p text:style-name="P8"/>
      <text:p text:style-name="P8">Return an empty string on a successful API call, or the plain-text API error message.</text:p>
      <text:p text:style-name="P8"/>
      <text:p text:style-name="P8">$dataxml = $api-&gt;getMemberTracking();</text:p>
      <text:p text:style-name="P8">$error = $api-&gt;getApiError(); // Did we encounter an API error?</text:p>
      <text:p text:style-name="P8">If ($error) { $errstring = $api-&gt;getApiErrorText(); // What does the code mean? }</text:p>
      <text:p text:style-name="P1"/>
      <text:p text:style-name="P32"/>
      <text:p text:style-name="P15"><text:toc-mark-start text:id="IMark238004952" text:outline-level="2"/>setDebug(bool)<text:toc-mark-end text:id="IMark238004952"/></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15"><text:toc-mark-start text:id="IMark238004952" text:outline-level="2"/>getDebug()<text:toc-mark-end text:id="IMark238004952"/></text:p>
      <text:p text:style-name="P3"/>
      <text:p text:style-name="P2">Return the value of the debug level, “true” or “false”.</text:p>
      <text:p text:style-name="P1"/>
      <text:p text:style-name="P2">$debug = $api-&gt;getDebug();</text:p>
      <text:p text:style-name="P1"/>
      <text:p text:style-name="P15"><text:toc-mark-start text:id="IMark238004952" text:outline-level="2"/>setUseCache(bool)<text:toc-mark-end text:id="IMark238004952"/></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5"><text:toc-mark-start text:id="IMark238004952" text:outline-level="2"/>getUseCache()<text:toc-mark-end text:id="IMark238004952"/></text:p>
      <text:p text:style-name="P3"/>
      <text:p text:style-name="P2">Return the value of the caching variable, “true” or “false”.</text:p>
      <text:p text:style-name="P1"/>
      <text:p text:style-name="P2">$caching = $api-&gt;getUseCache();</text:p>
      <text:p text:style-name="P2"/>
      <text:p text:style-name="P18"><text:toc-mark-start text:id="IMark238004952" text:outline-level="2"/>setCacheDir(dir)<text:toc-mark-end text:id="IMark238004952"/></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6"><text:toc-mark-start text:id="IMark238004952" text:outline-level="2"/>getCacheDir()<text:toc-mark-end text:id="IMark238004952"/></text:p>
      <text:p text:style-name="P16"/>
      <text:p text:style-name="P2">Return the caching directory as a string value.</text:p>
      <text:p text:style-name="P2"/>
      <text:p text:style-name="P2">$cachedir = $api-&gt;getCacheDir();</text:p>
      <text:p text:style-name="P16"/>
      <text:p text:style-name="P16"><text:toc-mark-start text:id="IMark238004952" text:outline-level="2"/>getCacheFile()<text:toc-mark-end text:id="IMark238004952"/></text:p>
      <text:p text:style-name="P8"/>
      <text:p text:style-name="P8">Return the name of the cache file, including path, that was created or used during the last API call. Returns “null” if no cache file was in use.</text:p>
      <text:p text:style-name="P8"/>
      <text:p text:style-name="P8">$cachefile = $api-&gt;getCacheFile();</text:p>
      <text:p text:style-name="P16"/>
      <text:p text:style-name="P41"/>
      <text:p text:style-name="P16"><text:toc-mark-start text:id="IMark238004952" text:outline-level="2"/>setUserAgent(agent)<text:toc-mark-end text:id="IMark238004952"/></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5"/>
      <text:p text:style-name="P15"><text:toc-mark-start text:id="IMark238004952" text:outline-level="2"/>getUserAgent()<text:toc-mark-end text:id="IMark238004952"/></text:p>
      <text:p text:style-name="P15"/>
      <text:p text:style-name="P8">Return the HTTP User Agent string.</text:p>
      <text:p text:style-name="P8"/>
      <text:p text:style-name="P8">$useragent = $api-&gt;getUserAgent();</text:p>
      <text:p text:style-name="P8"/>
      <text:p text:style-name="P14"><text:toc-mark-start text:id="IMark238004952" text:outline-level="2"/>setTimeTolerance(tolerance)<text:toc-mark-end text:id="IMark238004952"/></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5"/>
      <text:p text:style-name="P3">$api-&gt;setTimeTolerance(10); // 5 minutes, pshaw, we need 10</text:p>
      <text:p text:style-name="P1"/>
      <text:p text:style-name="P14"><text:toc-mark-start text:id="IMark238004952" text:outline-level="2"/>getTimeTolerance()<text:toc-mark-end text:id="IMark238004952"/></text:p>
      <text:p text:style-name="P1"/>
      <text:p text:style-name="P3">Return the value (in minutes) of the timeTolerance variable.</text:p>
      <text:p text:style-name="P3"/>
      <text:p text:style-name="P3">$tolerance = $api-&gt;getTimeTolerance();</text:p>
      <text:p text:style-name="P3"/>
      <text:p text:style-name="P16"><text:toc-mark-start text:id="IMark238004952" text:outline-level="2"/>getCacheTime([local-bool])<text:toc-mark-end text:id="IMark238004952"/></text:p>
      <text:p text:style-name="P3"/>
      <text:p text:style-name="P3">Return the time the cache file used during the last API call was created, as a GMT or local timestamp, based on CCP's “currentTime” hint. Returns null if no “currentTime” hint is present, which is the case for EvE-Central and CharacterPortrait calls.</text:p>
      <text:p text:style-name="P3"/>
      <text:p text:style-name="P8">$dataxml = $api-&gt;getMemberTracking();</text:p>
      <text:p text:style-name="P3">$cachetime = $api-&gt;getCacheTime(); // When was this data returned by the API?</text:p>
      <text:p text:style-name="P3"/>
      <text:p text:style-name="P3">local-bool is “true” if you wish a local timezone timestamp returned, and “false” if you wish a GMT timestamp returned. It defaults to “false”.</text:p>
      <text:p text:style-name="P3"/>
      <text:p text:style-name="P16"><text:toc-mark-start text:id="IMark238004952" text:outline-level="2"/>getExpiryTime([local-bool])<text:toc-mark-end text:id="IMark238004952"/></text:p>
      <text:p text:style-name="P3"/>
      <text:p text:style-name="P3">Return the time the cache file used during the last API call will expire, as a GMT or local timestamp, based on CCP's “cachedUntil” hint. Returns null if no “cachedUntil” hint is present, which is the case for EvE-Central and CharacterPortrait calls.</text:p>
      <text:p text:style-name="P3"/>
      <text:p text:style-name="P8">$dataxml = $api-&gt;getMemberTracking();</text:p>
      <text:p text:style-name="P3">$cachetime = $api-&gt;getExpiryTime(); // When will the API allow me to fetch again?</text:p>
      <text:p text:style-name="P3"/>
      <text:p text:style-name="P3">local-bool is “true” if you wish a local timezone timestamp returned, and “false” if you wish a GMT timestamp returned. It defaults to “false”.</text:p>
      <text:p text:style-name="P3"><text:soft-page-break/></text:p>
      <text:p text:style-name="P16"><text:toc-mark-start text:id="IMark238004952" text:outline-level="2"/>setApiSite(site)<text:toc-mark-end text:id="IMark238004952"/></text:p>
      <text:p text:style-name="P16"/>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6"><text:toc-mark-start text:id="IMark238004952" text:outline-level="2"/>getApiSite()<text:toc-mark-end text:id="IMark238004952"/></text:p>
      <text:p text:style-name="P3"/>
      <text:p text:style-name="P8">Return the apisite URL as a string.</text:p>
      <text:p text:style-name="P8"/>
      <text:p text:style-name="P8">$apisite = $api-&gt;getApiSite();</text:p>
      <text:p text:style-name="P8"/>
      <text:p text:style-name="P16"><text:toc-mark-start text:id="IMark238004952" text:outline-level="2"/>setApiSiteEvEC(site)<text:toc-mark-end text:id="IMark238004952"/></text:p>
      <text:p text:style-name="P16"/>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6"><text:toc-mark-start text:id="IMark238004952" text:outline-level="2"/>getApiSiteEvEC()<text:toc-mark-end text:id="IMark238004952"/></text:p>
      <text:p text:style-name="P3"/>
      <text:p text:style-name="P8">Return the apisiteevec URL as a string.</text:p>
      <text:p text:style-name="P8"/>
      <text:p text:style-name="P8">$apisite = $api-&gt;getApiSiteEvEC();</text:p>
      <text:p text:style-name="P8"><text:s/></text:p>
      <text:p text:style-name="P8"/>
      <text:p text:style-name="P15"><text:toc-mark-start text:id="IMark238004952" text:outline-level="2"/>printErrors()<text:toc-mark-end text:id="IMark238004952"/></text:p>
      <text:p text:style-name="P3"/>
      <text:p text:style-name="P2">Print debug messages. These may be actual errors, or merely informational debug.</text:p>
      <text:p text:style-name="P15"/>
      <text:p text:style-name="P40"/>
      <text:p text:style-name="P19"><text:toc-mark-start text:id="IMark238004952" text:outline-level="1"/>Implemented EvE API functions<text:toc-mark-end text:id="IMark238004952"/></text:p>
      <text:p text:style-name="P3"/>
      <text:p text:style-name="P2">See the very handy API index at http://wiki.eve-id.net/APIv2_Page_Index for EvE server requirements for each API function and sample output, please.</text:p>
      <text:p text:style-name="P2"/>
      <text:p text:style-name="P1"><text:span text:style-name="T1">The file name and class name of each API function is derived from its URL where possible, with the exception of CharacterPortrait and the EvE-Central Minerals function. E.g.</text:span><text:span text:style-name="T4">, the “Factional Warfare Top 100 Stats” are fetched from “/eve/FacWarTopStats.xml.aspx”, which means the class is called “FacWarTopStats”, is kept in “class.facwartopstats.php”, and the functions for fetching the data are both called getFacWarTopStats - one on the API class, and one on the FacWarTopStats class. </text:span></text:p>
      <text:p text:style-name="P1"/>
      <text:p text:style-name="P2">Note that all of the fetch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different from other functions, and the library does not yet account for that.</text:p>
      <text:p text:style-name="P1"/>
      <text:p text:style-name="P2">You can use the test code in the sample directory to print the raw array data of any function, if you need to see how the array is formatted. </text:p>
      <text:p text:style-name="P1"/>
      <text:p text:style-name="P20"><text:toc-mark-start text:id="IMark238004952" text:outline-level="2"/>Account Functions<text:toc-mark-end text:id="IMark238004952"/></text:p>
      <text:p text:style-name="P1"/>
      <text:p text:style-name="P15"><text:toc-mark-start text:id="IMark238004952" text:outline-level="2"/><text:toc-mark-start text:id="IMark238005112" text:outline-level="3"/><text:toc-mark-start text:id="IMark238004792" text:outline-level="3"/>Characters<text:toc-mark-end text:id="IMark238004792"/><text:toc-mark-end text:id="IMark238005112"/><text:toc-mark-end text:id="IMark238004952"/></text:p>
      <text:p text:style-name="P3"/>
      <text:p text:style-name="P2">Needed to get the char ID, w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acters.php');</text:p>
      <text:p text:style-name="P1"/>
      <text:p text:style-name="P5">Authentication needed:</text:p>
      <text:p text:style-name="P3"/>
      <text:p text:style-name="P2">User ID and limite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32"/>
      <text:p text:style-name="P20"><text:toc-mark-start text:id="IMark238004952" text:outline-level="2"/>Character Functions<text:toc-mark-end text:id="IMark238004952"/></text:p>
      <text:p text:style-name="P15"/>
      <text:p text:style-name="P15"><text:toc-mark-start text:id="IMark238004952" text:outline-level="3"/>Character Sheet<text:toc-mark-end text:id="IMark238004952"/></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5"/>
      <text:p text:style-name="P15"/>
      <text:p text:style-name="P15"><text:toc-mark-start text:id="IMark238004952" text:outline-level="3"/>Skill in Training <text:toc-mark-end text:id="IMark238004952"/></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skillintraining.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2"/>
      <text:p text:style-name="P34"/>
      <text:p text:style-name="P29"><text:toc-mark-start text:id="IMark238004952" text:outline-level="2"/>Character or Corporation Functions<text:toc-mark-end text:id="IMark238004952"/></text:p>
      <text:p text:style-name="P17"/>
      <text:p text:style-name="P15"><text:toc-mark-start text:id="IMark238004952" text:outline-level="3"/>Account Balance<text:toc-mark-end text:id="IMark238004952"/></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accountbalance.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2302821" text:style-name="L1">
        <text:list-item>
          <text:p text:style-name="P60">“corp-bool” is “true” if you wish to fetch for corp, and “false” if you wish to fetch for character. It defaults to “false”.</text:p>
        </text:list-item>
      </text:list>
      <text:p text:style-name="P3"/>
      <text:p text:style-name="P35"/>
      <text:p text:style-name="P15"><text:toc-mark-start text:id="IMark238004952" text:outline-level="3"/>Asset List<text:toc-mark-end text:id="IMark238004952"/></text:p>
      <text:p text:style-name="P3"/>
      <text:p text:style-name="P4">Grab the Asset List for either the character, or the corp the character belongs to. In order to fetch for corp, the character has to have the “Director” or “CEO” role in the corp.</text:p>
      <text:p text:style-name="P1"/>
      <text:p text:style-name="P3">This function may return error code “115: Assets already downloaded”. If you are using caching, the library will use the “retry after” hint on the 115 error to change the cachedUntil value of the cache file, if the “timeout” parameter is “null”.</text:p>
      <text:p text:style-name="P3"/>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list xml:id="list32282852" text:style-name="L2">
        <text:list-item>
          <text:p text:style-name="P61">“corp-bool” is “true” if you wish to fetch for corp, and “false” if you wish to fetch for character. It defaults to “false”</text:p>
        </text:list-item>
        <text:list-item>
          <text:p text:style-name="P63">“timeout” defaults to null, which tells the library to follow cachedUntil and use the 115 error to modify cachedUntil. Set to a specific value if you wish to avoid this behavior.</text:p>
        </text:list-item>
      </text:list>
      <text:p text:style-name="P15"/>
      <text:p text:style-name="P15"/>
      <text:p text:style-name="P15"><text:toc-mark-start text:id="IMark238004952" text:outline-level="3"/>Factional Warfare Statistics<text:toc-mark-end text:id="IMark238004952"/></text:p>
      <text:p text:style-name="P3"/>
      <text:p text:style-name="P3">Statistics for Factional war</text:p>
      <text:p text:style-name="P3"/>
      <text:p text:style-name="P3">Returns an array if successful, or “null” if not</text:p>
      <text:p text:style-name="P3"/>
      <text:p text:style-name="P5">Include needed:</text:p>
      <text:p text:style-name="P3"/>
      <text:p text:style-name="P2">require_once('./classes/eveapi/class.facwarstats.php');</text:p>
      <text:p text:style-name="P1"/>
      <text:p text:style-name="P5">Authentication needed:</text:p>
      <text:p text:style-name="P3"/>
      <text:p text:style-name="P3">This may need the limited or full API key. Exact requirements for fetching for corp unknown – we don't have a factional warfare character to test with.</text:p>
      <text:p text:style-name="P1"/>
      <text:p text:style-name="P5">Fetching and parsing:</text:p>
      <text:p text:style-name="P1"/>
      <text:p text:style-name="P7">$dataxml = $api-&gt;getFacWarStats([corp-bool],[timeout]);</text:p>
      <text:p text:style-name="P3">$data = FacWarStats::getFacWarStats($dataxml);</text:p>
      <text:p text:style-name="P1"/>
      <text:p text:style-name="P3">“corp-bool” is “true” if you wish to fetch for corp, and “false” if you wish to fetch for character. It defaults to “false”</text:p>
      <text:p text:style-name="P3"><text:soft-page-break/></text:p>
      <text:p text:style-name="P15"><text:toc-mark-start text:id="IMark238004952" text:outline-level="3"/>Industry Jobs<text:toc-mark-end text:id="IMark238004952"/> </text:p>
      <text:p text:style-name="P3"/>
      <text:p text:style-name="P4">Grab the list of Industry Jobs for either the character, or the corp the character belongs to. To fetch for corp, the character has to have the ‘Factory Manager’ role.</text:p>
      <text:p text:style-name="P1"/>
      <text:p text:style-name="P3">This function may return error code “116: Industry Jobs already downloaded”. If you are using caching, the library will use the “retry after” hint on the 116 error to change the cachedUntil value of the cache file, if the “timeout” parameter is “null”.</text:p>
      <text:p text:style-name="P3"/>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list xml:id="list32287721" text:continue-numbering="true" text:style-name="L2">
        <text:list-item>
          <text:p text:style-name="P61">“corp-bool” is “true” if you wish to fetch for corp, and “false” if you wish to fetch for character. It defaults to “false”</text:p>
        </text:list-item>
        <text:list-item>
          <text:p text:style-name="P63">“timeout” defaults to null, which tells the library to follow cachedUntil and use the 116 error to modify cachedUntil. Set to a specific value if you wish to avoid this behavior.</text:p>
        </text:list-item>
      </text:list>
      <text:p text:style-name="P3"/>
      <text:p text:style-name="P35"/>
      <text:p text:style-name="P15"><text:toc-mark-start text:id="IMark238004952" text:outline-level="3"/>Kill Log (Killmails)<text:toc-mark-end text:id="IMark238004952"/> </text:p>
      <text:p text:style-name="P3"/>
      <text:p text:style-name="P2">A array of killmails for a character or corporation, including all details that are available in game.</text:p>
      <text:p text:style-name="P1"/>
      <text:p text:style-name="P2">This function may return error code “119: Kills exhausted” during iteration. If you are using caching, the library will use the “retry after” hint on the 119 error to change the cachedUntil value of the cache file, if the “timeout” parameter is “null”.</text:p>
      <text:p text:style-name="P2"/>
      <text:p text:style-name="P2">Returns an array if successful, and “null” if not.</text:p>
      <text:p text:style-name="P2"/>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be a Director or CEO of your corp.</text:p>
      <text:p text:style-name="P1"/>
      <text:p text:style-name="P2">$api-&gt;setCredentials($apiuser,$apipass,$apichar);</text:p>
      <text:p text:style-name="P1"/>
      <text:p text:style-name="P5">Fetching and parsing:</text:p>
      <text:p text:style-name="P1"/>
      <text:p text:style-name="P4">$dataxml = $api-&gt;getKilllog([killid],[corp-bool],[timeout]);</text:p>
      <text:p text:style-name="P2">$data = <text:s/>KillLog::getKillLog($dataxml);</text:p>
      <text:p text:style-name="P3"/>
      <text:list xml:id="list32305134" text:continue-numbering="true" text:style-name="L2">
        <text:list-item>
          <text:p text:style-name="P61">“killid” – if specified, you will get up to 1000 entries <text:span text:style-name="T17">before</text:span> that refid. If not specified, you will get the newest entries, up to 1000.</text:p>
        </text:list-item>
        <text:list-item>
          <text:p text:style-name="P61">“corp-bool” is “true” if you wish to fetch for corp, and “false” if you wish to fetch for character. It defaults to “false”</text:p>
        </text:list-item>
        <text:list-item>
          <text:p text:style-name="P61">“timeout” defaults to null, which tells the library to follow cachedUntil and use the 119 error to modify cachedUntil. Set to a specific value if you wish to avoid this behavior.</text:p>
        </text:list-item>
      </text:list>
      <text:p text:style-name="P3"/>
      <text:p text:style-name="P35"/>
      <text:p text:style-name="P15"><text:toc-mark-start text:id="IMark238004952" text:outline-level="3"/>Market Orders<text:toc-mark-end text:id="IMark238004952"/> </text:p>
      <text:p text:style-name="P3"/>
      <text:p text:style-name="P3">A list of market orders that are either not expired or have expired in the past week (at most). </text:p>
      <text:p text:style-name="P3"/>
      <text:p text:style-name="P3">This function may return error code “117: Market orders already downloaded”. If you are using caching, the library will use the “retry after” hint on the 117 error to change the cachedUntil value of the cache file, if the “timeout” parameter is “null”.</text:p>
      <text:p text:style-name="P3"/>
      <text:p text:style-name="P3">Returns an Array if successful, and “null” if not</text:p>
      <text:p text:style-name="P3"/>
      <text:p text:style-name="P5">Include needed:</text:p>
      <text:p text:style-name="P3"/>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corp-bool],[timeout]);</text:p>
      <text:p text:style-name="P7">$data = MarketOrders::getMarketOrders($dataxml);</text:p>
      <text:p text:style-name="P9"/>
      <text:list xml:id="list32279628" text:continue-numbering="true" text:style-name="L2">
        <text:list-item>
          <text:p text:style-name="P61">“corp-bool” is “true” if you wish to fetch for corp, and “false” if you wish to fetch for character. It defaults to “false”</text:p>
        </text:list-item>
        <text:list-item>
          <text:p text:style-name="P63">“timeout” defaults to null, which tells the library to follow cachedUntil and use the 117 error to modify cachedUntil. Set to a specific value if you wish to avoid this behavior.</text:p>
        </text:list-item>
      </text:list>
      <text:p text:style-name="P51"/>
      <text:p text:style-name="P51"/>
      <text:p text:style-name="P1"><text:toc-mark-start text:id="IMark238004952" text:outline-level="3"/><text:span text:style-name="T6">Medals</text:span><text:toc-mark-end text:id="IMark238004952"/><text:span text:style-name="T8">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medals.php');</text:p>
      <text:p text:style-name="P1"/>
      <text:p text:style-name="P5">Authentication needed:</text:p>
      <text:p text:style-name="P3"/>
      <text:p text:style-name="P3">This needs the character ID to work, and a limited API key.</text:p>
      <text:p text:style-name="P3"/>
      <text:p text:style-name="P5">Fetching and parsing:</text:p>
      <text:p text:style-name="P1"/>
      <text:p text:style-name="P7">$dataxml = $api-&gt;getMedals([corp-bool],[timeout]);</text:p>
      <text:p text:style-name="P3">$data = Medals::getMedals($dataxml);</text:p>
      <text:p text:style-name="P3"/>
      <text:p text:style-name="P9">“corp-bool” is “true” if you wish to fetch for corp, and “false” if you wish to fetch for character. It defaults to “false”</text:p>
      <text:p text:style-name="P9"/>
      <text:p text:style-name="P37"/>
      <text:p text:style-name="P1"><text:toc-mark-start text:id="IMark238004952" text:outline-level="3"/><text:span text:style-name="T6">Standings</text:span><text:toc-mark-end text:id="IMark238004952"/><text:span text:style-name="T8"> </text:span></text:p>
      <text:p text:style-name="P3"/>
      <text:p text:style-name="P3">Lists the standings towards other alliances/corporations/individuals, for either a character or a corporation</text:p>
      <text:p text:style-name="P3"/>
      <text:p text:style-name="P3">Returns an array if successful, or “null” if not</text:p>
      <text:p text:style-name="P3"/>
      <text:p text:style-name="P5">Include needed:</text:p>
      <text:p text:style-name="P3"/>
      <text:p text:style-name="P2">require_once('./classes/eveapi/class.standing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Standings([corp-bool],[timeout]);</text:p>
      <text:p text:style-name="P3">$data = Standings::getStandings($dataxml);</text:p>
      <text:p text:style-name="P3"/>
      <text:p text:style-name="P9">“corp-bool” is “true” if you wish to fetch for corp, and “false” if you wish to fetch for character. It defaults to “false”</text:p>
      <text:p text:style-name="P15"/>
      <text:p text:style-name="P40"/>
      <text:p text:style-name="P1"><text:toc-mark-start text:id="IMark238004952" text:outline-level="3"/><text:span text:style-name="T6">Wallet Journal Entries</text:span><text:span text:style-name="T8"> </text:span><text:toc-mark-end text:id="IMark238004952"/></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 as well as “100: Expected before ref/trans ID = 0: wallet not previously loaded”. If you are using caching, the library will use the “retry after” hint on 101 and 103 errors to change the cachedUntil value of the cache file, if the “timeout” parameter is “null”.</text:p>
      <text:p text:style-name="P1"/>
      <text:p text:style-name="P2">Returns an array if successful, and “null” if not.</text:p>
      <text:p text:style-name="P1"/>
      <text:p text:style-name="P5">Include needed:</text:p>
      <text:p text:style-name="P5"/>
      <text:p text:style-name="P2">require_once(‘./classes/eveapi/class.walletjournal.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2290162" text:continue-numbering="true" text:style-name="L2">
        <text:list-item>
          <text:p text:style-name="P66"><text:span text:style-name="T2">“refid” – if specified, you will get up to 1000 entries </text:span><text:span text:style-name="T3">before</text:span><text:span text:style-name="T2"> that refid. If not specified, you will get the newest entries, up to 1000.</text:span></text:p>
        </text:list-item>
        <text:list-item>
          <text:p text:style-name="P61">“corp-bool” is “true” if you wish to fetch for corp, and “false” if you wish to fetch for character. It defaults to “false”.</text:p>
        </text:list-item>
        <text:list-item>
          <text:p text:style-name="P61">“accountkey” defaults to “1000”, which is the corp master wallet or the char wallet. Other possible values are 1001 through 1006, for the available corp wallet divisions.</text:p>
        </text:list-item>
        <text:list-item>
          <text:p text:style-name="P61">“timeout” defaults to null, which tells the library to follow cachedUntil and use the 101/103 errors to modify cachedUntil. Set to a specific value if you wish to avoid this behavior.</text:p>
          <text:p text:style-name="P61"/>
        </text:list-item>
      </text:list>
      <text:p text:style-name="P9"/>
      <text:p text:style-name="P37"/>
      <text:p text:style-name="P15"><text:toc-mark-start text:id="IMark238004952" text:outline-level="3"/>Wallet (Market)Transactions<text:toc-mark-end text:id="IMark238004952"/>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 as well as “100: Expected before ref/trans ID = 0: wallet not previously loaded”. If you are using caching, the library will use the “retry after” hint on 101 and 103 errors to change the cachedUntil value of the cache file, if the “timeout” parameter is “null”.</text:p>
      <text:p text:style-name="P2"/>
      <text:p text:style-name="P2">Returns an array if successful, and “null” if not.</text:p>
      <text:p text:style-name="P1"/>
      <text:p text:style-name="P5">Include needed:</text:p>
      <text:p text:style-name="P3"/>
      <text:p text:style-name="P2">require_once(‘./classes/eveapi/class.wallettransactions.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2297955" text:style-name="L3">
        <text:list-item>
          <text:p text:style-name="P67"><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62">“corp-bool” is “true” if you wish to fetch for corp, and “false” if you wish to fetch for character. It defaults to “false”.</text:p>
        </text:list-item>
        <text:list-item>
          <text:p text:style-name="P62">“accountkey” defaults to “1000”, which is the corp master wallet or the char wallet. Other possible values are 1001 through 1006, for the available corp wallet divisions.</text:p>
        </text:list-item>
        <text:list-item>
          <text:p text:style-name="P62">“timeout” defaults to null, which tells the library to follow cachedUntil and use the 101/103 errors to modify cachedUntil. Set to a specific value if you wish to avoid this behavior.</text:p>
        </text:list-item>
      </text:list>
      <text:p text:style-name="P9"/>
      <text:p text:style-name="P9"/>
      <text:p text:style-name="P37"/>
      <text:p text:style-name="P29"><text:toc-mark-start text:id="IMark238004952" text:outline-level="2"/><text:toc-mark-start text:id="IMark238005112" text:outline-level="3"/>Corporation Functions<text:toc-mark-end text:id="IMark238005112"/><text:toc-mark-end text:id="IMark238004952"/></text:p>
      <text:p text:style-name="P29"/>
      <text:p text:style-name="P15"><text:toc-mark-start text:id="IMark238004952" text:outline-level="3"/>Container Log<text:toc-mark-end text:id="IMark238004952"/> </text:p>
      <text:p text:style-name="P3"/>
      <text:p text:style-name="P2">Return a list of all containers owned by the corporation, and their contents.</text:p>
      <text:p text:style-name="P1"/>
      <text:p text:style-name="P2">Returns an array if successful, and “null” if not.</text:p>
      <text:p text:style-name="P1"/>
      <text:p text:style-name="P5">Include needed:</text:p>
      <text:p text:style-name="P3"/>
      <text:p text:style-name="P2">require_once(‘./classes/eveapi/class.containerlog.php’);</text:p>
      <text:p text:style-name="P1"/>
      <text:p text:style-name="P5">Authentication needed:</text:p>
      <text:p text:style-name="P3"/>
      <text:p text:style-name="P2">This needs the character ID to work, and a full API key. A CEO or Director key is required.</text:p>
      <text:p text:style-name="P1"/>
      <text:p text:style-name="P2">$api-&gt;setCredentials($apiuser,$apipass,$apichar);</text:p>
      <text:p text:style-name="P1"/>
      <text:p text:style-name="P5">Fetching and parsing:</text:p>
      <text:p text:style-name="P3"/>
      <text:p text:style-name="P2">$dataxml=$api-&gt;getContainerLog([timeout]);</text:p>
      <text:p text:style-name="P2">$data = ContainerLog::getContainerLog($dataxml);</text:p>
      <text:p text:style-name="P10"/>
      <text:p text:style-name="P10"/>
      <text:p text:style-name="P15"><text:toc-mark-start text:id="IMark238004952" text:outline-level="3"/>Corporation Sheet <text:toc-mark-end text:id="IMark238004952"/></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nd a limited or full API key.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2287071" text:style-name="L4">
        <text:list-item>
          <text:p text:style-name="P58">“corpid” is to be used if you wish to see information about a corporation in an alliance. If omitted, information about your character’s corp is returned.</text:p>
        </text:list-item>
      </text:list>
      <text:p text:style-name="P11"/>
      <text:p text:style-name="P40"/>
      <text:p text:style-name="P15"><text:toc-mark-start text:id="IMark238004952" text:outline-level="3"/>Member Medals<text:toc-mark-end text:id="IMark238004952"/></text:p>
      <text:p text:style-name="P3"/>
      <text:p text:style-name="P3">List the medals awarded to a corporation's members.</text:p>
      <text:p text:style-name="P3"/>
      <text:p text:style-name="P3">Returns an array if successful, or “null” if not</text:p>
      <text:p text:style-name="P3"/>
      <text:p text:style-name="P5">Include needed:</text:p>
      <text:p text:style-name="P3"/>
      <text:p text:style-name="P2">require_once('./classes/eveapi/class.membermedal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MemberMedals([timeout]);</text:p>
      <text:p text:style-name="P11">$data = MemberMedals::getMemberMedals($dataxml);</text:p>
      <text:p text:style-name="P11"/>
      <text:p text:style-name="P11"/>
      <text:p text:style-name="P15"><text:toc-mark-start text:id="IMark238004952" text:outline-level="3"/>Member Security<text:toc-mark-end text:id="IMark238004952"/></text:p>
      <text:p text:style-name="P3"/>
      <text:p text:style-name="P3">List the security roles of a corporation's members.</text:p>
      <text:p text:style-name="P3"/>
      <text:p text:style-name="P3">Returns an array if successful, or “null” if not</text:p>
      <text:p text:style-name="P3"/>
      <text:p text:style-name="P5">Include needed:</text:p>
      <text:p text:style-name="P3"/>
      <text:p text:style-name="P2">require_once('./classes/eveapi/class.membersecurity.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timeout]);</text:p>
      <text:p text:style-name="P11">$data = MemberSecurity::getMemberSecurity($dataxml);</text:p>
      <text:p text:style-name="P11"/>
      <text:p text:style-name="P11"/>
      <text:p text:style-name="P38"/>
      <text:p text:style-name="P15"><text:toc-mark-start text:id="IMark238004952" text:outline-level="3"/>Member Security Log<text:toc-mark-end text:id="IMark238004952"/></text:p>
      <text:p text:style-name="P3"/>
      <text:p text:style-name="P3">List information about the changes in security roles of a corporation's members, and the member who made the changes.</text:p>
      <text:p text:style-name="P3"/>
      <text:p text:style-name="P3">Returns an array if successful, or “null” if not</text:p>
      <text:p text:style-name="P3"/>
      <text:p text:style-name="P5">Include needed:</text:p>
      <text:p text:style-name="P3"/>
      <text:p text:style-name="P2">require_once('./classes/eveapi/class.membersecuritylog.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Log([timeout]);</text:p>
      <text:p text:style-name="P11">$data = MemberSecurity::getMemberSecurityLog($dataxml);</text:p>
      <text:p text:style-name="P11"/>
      <text:p text:style-name="P11"/>
      <text:p text:style-name="P15"><text:toc-mark-start text:id="IMark238004952" text:outline-level="3"/>Member Tracking<text:toc-mark-end text:id="IMark238004952"/></text:p>
      <text:p text:style-name="P3"/>
      <text:p text:style-name="P3">Get a list of a corporation's members. CEOs and Directors will see more information.</text:p>
      <text:p text:style-name="P3"/>
      <text:p text:style-name="P3">Returns an array if successful, or “null” if not</text:p>
      <text:p text:style-name="P3"/>
      <text:p text:style-name="P5">Include needed:</text:p>
      <text:p text:style-name="P3"/>
      <text:p text:style-name="P2">require_once('./classes/eveapi/class.membertracking.php');</text:p>
      <text:p text:style-name="P1"/>
      <text:p text:style-name="P5">Authentication needed:</text:p>
      <text:p text:style-name="P3"/>
      <text:p text:style-name="P3">This needs the character ID to work, and a full API key.</text:p>
      <text:p text:style-name="P1"/>
      <text:p text:style-name="P5">Fetching and parsing:</text:p>
      <text:p text:style-name="P1"/>
      <text:p text:style-name="P7">$dataxml = $api-&gt;getMemberTracking([timeout]);</text:p>
      <text:p text:style-name="P11">$data = MemberTracking::getMemberTracking($dataxml);</text:p>
      <text:p text:style-name="P11"/>
      <text:p text:style-name="P11"/>
      <text:p text:style-name="P38"/>
      <text:p text:style-name="P15"><text:toc-mark-start text:id="IMark238004952" text:outline-level="3"/>Shareholders<text:toc-mark-end text:id="IMark238004952"/></text:p>
      <text:p text:style-name="P3"/>
      <text:p text:style-name="P3">Returns the character and corporation share holders of a corporation. </text:p>
      <text:p text:style-name="P3"/>
      <text:p text:style-name="P3">Returns an array if successful, or “null” if not</text:p>
      <text:p text:style-name="P3"/>
      <text:p text:style-name="P5">Include needed:</text:p>
      <text:p text:style-name="P3"/>
      <text:p text:style-name="P2">require_once('./classes/eveapi/class.shareholder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ShareHolders([timeout]);</text:p>
      <text:p text:style-name="P11">$data = ShareHolders::getShareHolders($dataxml);</text:p>
      <text:p text:style-name="P11"/>
      <text:p text:style-name="P11"/>
      <text:p text:style-name="P15"><text:toc-mark-start text:id="IMark238004952" text:outline-level="3"/>Starbase (POS) Details<text:toc-mark-end text:id="IMark238004952"/></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 <text:s/>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Detail ($id,[timeout]);</text:span></text:p>
      <text:p text:style-name="P1"><text:span text:style-name="T2">$data = StarbaseDetail::</text:span><text:span text:style-name="T9"> </text:span><text:span text:style-name="T2">getStarbaseDetail ($dataxml);</text:span></text:p>
      <text:p text:style-name="P3"/>
      <text:list xml:id="list32303649" text:style-name="L5">
        <text:list-item>
          <text:p text:style-name="P59">id – This is the ID of the POS as returned by getStarbaseList</text:p>
        </text:list-item>
      </text:list>
      <text:p text:style-name="P11"/>
      <text:p text:style-name="P40"/>
      <text:p text:style-name="P15"><text:toc-mark-start text:id="IMark238004952" text:outline-level="3"/>Starbase (POS) List<text:toc-mark-end text:id="IMark238004952"/></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 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List ([timeout]);</text:span></text:p>
      <text:p text:style-name="P11">$data = StarbaseList::<text:span text:style-name="T9"> </text:span>getStarbaseList ($dataxml);</text:p>
      <text:p text:style-name="P11"/>
      <text:p text:style-name="P11"/>
      <text:p text:style-name="P15"><text:toc-mark-start text:id="IMark238004952" text:outline-level="3"/>Titles<text:toc-mark-end text:id="IMark238004952"/></text:p>
      <text:p text:style-name="P3"/>
      <text:p text:style-name="P3">List the titles held by a corporation's members. </text:p>
      <text:p text:style-name="P3"/>
      <text:p text:style-name="P3">Returns an array if successful, or “null” if not</text:p>
      <text:p text:style-name="P3"/>
      <text:p text:style-name="P5">Include needed:</text:p>
      <text:p text:style-name="P3"/>
      <text:p text:style-name="P2">require_once('./classes/eveapi/class.title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Titles([timeout]);</text:p>
      <text:p text:style-name="P11">$data = Titles::getTitles($dataxml);</text:p>
      <text:p text:style-name="P11"/>
      <text:p text:style-name="P38"/>
      <text:p text:style-name="P30"><text:toc-mark-start text:id="IMark238004952" text:outline-level="2"/>EvE Global Functions<text:toc-mark-end text:id="IMark238004952"/></text:p>
      <text:p text:style-name="P30"/>
      <text:p text:style-name="P15"><text:toc-mark-start text:id="IMark238004952" text:outline-level="3"/>Alliance List<text:toc-mark-end text:id="IMark238004952"/></text:p>
      <text:p text:style-name="P3"/>
      <text:p text:style-name="P2">Returns all of the member corp IDs of a particular alliance, which can then be used when fetching the corp sheet data. This is a global fetch, no authentication is needed. </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12"/>
      <text:p text:style-name="P15"><text:toc-mark-start text:id="IMark238004952" text:outline-level="3"/>Certificate Tree <text:toc-mark-end text:id="IMark238004952"/></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imeout]);</text:p>
      <text:p text:style-name="P3">$data = CertificateTree::getCertificateTree($dataxml);</text:p>
      <text:p text:style-name="P11"/>
      <text:p text:style-name="P40"/>
      <text:p text:style-name="P15"><text:toc-mark-start text:id="IMark238004952" text:outline-level="3"/>Conquerable Station/Outpost List <text:toc-mark-end text:id="IMark238004952"/></text:p>
      <text:p text:style-name="P18"/>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list.php');</text:p>
      <text:p text:style-name="P3"/>
      <text:p text:style-name="P5">Authentication needed:</text:p>
      <text:p text:style-name="P1"/>
      <text:p text:style-name="P3">None.</text:p>
      <text:p text:style-name="P1"/>
      <text:p text:style-name="P5">Fetching and parsing:</text:p>
      <text:p text:style-name="P3"/>
      <text:p text:style-name="P2">$dataxml = $api-&gt;getConquerableStationList([timeout]);</text:p>
      <text:p text:style-name="P2">$data = ConquerableStationList::getConquerableStationList($dataxml);</text:p>
      <text:p text:style-name="P11"/>
      <text:p text:style-name="P15"><text:toc-mark-start text:id="IMark238004952" text:outline-level="3"/>Error List <text:toc-mark-end text:id="IMark238004952"/></text:p>
      <text:p text:style-name="P3"/>
      <text:p text:style-name="P2">A list of API error codes and their plain-text descriptions. This is a global fetch, no authentication is needed.</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39"/>
      <text:p text:style-name="P15"><text:toc-mark-start text:id="IMark238004952" text:outline-level="3"/>Factional Warfare Top 100 Stats<text:toc-mark-end text:id="IMark238004952"/></text:p>
      <text:p text:style-name="P3"/>
      <text:p text:style-name="P3">List the top 100 in factional warfare </text:p>
      <text:p text:style-name="P3"/>
      <text:p text:style-name="P3">Returns an array if successful, or “null” if not</text:p>
      <text:p text:style-name="P3"/>
      <text:p text:style-name="P5">Include needed:</text:p>
      <text:p text:style-name="P3"/>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imeout]);</text:p>
      <text:p text:style-name="P11">$data = FacWarTopStats::getFacWarTopStats($dataxml);</text:p>
      <text:p text:style-name="P12"/>
      <text:p text:style-name="P12"/>
      <text:p text:style-name="P15"><text:toc-mark-start text:id="IMark238004952" text:outline-level="3"/>ID to Name Conversion (undocumented, “CharacterName”)<text:toc-mark-end text:id="IMark238004952"/></text:p>
      <text:p text:style-name="P3"/>
      <text:p text:style-name="P7">Lists the names of the IDs passed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42">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21">$dataxml = $api-&gt;getCharacterName(ids,[timeout]);</text:p>
      <text:p text:style-name="P42">$data = CharacterName::getCharacterName($dataxml);</text:p>
      <text:p text:style-name="P2"/>
      <text:p text:style-name="P12">“ids” is a comma-separated list of IDs</text:p>
      <text:p text:style-name="Standard"/>
      <text:p text:style-name="P40"/>
      <text:p text:style-name="P22"><text:toc-mark-start text:id="IMark238004952" text:outline-level="3"/><text:span text:style-name="T6">Name to ID Conversion</text:span><text:span text:style-name="T7"> (“CharacterID”)</text:span><text:toc-mark-end text:id="IMark238004952"/></text:p>
      <text:p text:style-name="P24"/>
      <text:p text:style-name="P24">Lists IDs of the names you have passed to it. It can be alliance, corporation or characters.</text:p>
      <text:p text:style-name="P24"/>
      <text:p text:style-name="P24">Returns an array if successful, or “null” if not.</text:p>
      <text:p text:style-name="P24"/>
      <text:p text:style-name="P25">Include needed:</text:p>
      <text:p text:style-name="P24"/>
      <text:p text:style-name="P43">require_once('./classes/eveapi/class.characterid.php');</text:p>
      <text:p text:style-name="P22"/>
      <text:p text:style-name="P25">Authentication needed:</text:p>
      <text:p text:style-name="P24"/>
      <text:p text:style-name="P24">none</text:p>
      <text:p text:style-name="P22"/>
      <text:p text:style-name="P25">Fetching and parsing:</text:p>
      <text:p text:style-name="P22"/>
      <text:p text:style-name="P27">$dataxml = $api-&gt;getCharacterID(names,[timeout]);</text:p>
      <text:p text:style-name="P43">$data = CharacterID::getCharacterID($dataxml);</text:p>
      <text:p text:style-name="P23"/>
      <text:p text:style-name="P23">“names” is a comma-separated list of names</text:p>
      <text:p text:style-name="P22"/>
      <text:p text:style-name="P22"/>
      <text:p text:style-name="P28"><text:toc-mark-start text:id="IMark238004952" text:outline-level="3"/>ID to Character Portrait<text:toc-mark-end text:id="IMark238004952"/> </text:p>
      <text:p text:style-name="P24"/>
      <text:p text:style-name="P24">When called this function returns the portrait of the character that corresponds to the ID passed to it. Unlike all other EvE API functions, it does not return XML, but a path to a JPEG file. Therefore, there is no corresponding “parse” function or class.</text:p>
      <text:p text:style-name="P24"/>
      <text:p text:style-name="P24">Returns the path to the fetched JPEG if successful, or “null” if not.</text:p>
      <text:p text:style-name="P24"/>
      <text:p text:style-name="P25">Include needed:</text:p>
      <text:p text:style-name="P24"/>
      <text:p text:style-name="P27">require_once('./classes/eveapi/class.api.php');</text:p>
      <text:p text:style-name="P45"/>
      <text:p text:style-name="P25">Authentication needed:</text:p>
      <text:p text:style-name="P24"/>
      <text:p text:style-name="P24">None</text:p>
      <text:p text:style-name="P22"/>
      <text:p text:style-name="P25">Fetching:</text:p>
      <text:p text:style-name="P22"/>
      <text:p text:style-name="P27">$path = $api-&gt;getCharacterPortrait(id,[size],[timeout]);</text:p>
      <text:p text:style-name="P44"/>
      <text:list xml:id="list32299288" text:continue-list="list32297955" text:style-name="L3">
        <text:list-item>
          <text:p text:style-name="P68">“id” – The ID of the character whose portrait you are fetching.</text:p>
        </text:list-item>
        <text:list-item>
          <text:p text:style-name="P68">“size” - The size of the portrait. The EvE API currently recognizes the values “64” and “256”</text:p>
        </text:list-item>
        <text:list-item>
          <text:p text:style-name="P69">“timeout” defaults to 1440 minutes</text:p>
        </text:list-item>
      </text:list>
      <text:p text:style-name="P48"/>
      <text:p text:style-name="P49"/>
      <text:p text:style-name="P34"/>
      <text:p text:style-name="P15"><text:toc-mark-start text:id="IMark238004952" text:outline-level="3"/>RefTypes List<text:toc-mark-end text:id="IMark238004952"/> </text:p>
      <text:p text:style-name="P3"/>
      <text:p text:style-name="P2">Gets a complete list of refTypes, which are needed to map the data returned by getWalletJournal and getWalletTransactions into types of transactions, such as “Player Donation”. This is a global fetch, no authentication is <text:s/>needed. </text:p>
      <text:p text:style-name="P1"/>
      <text:p text:style-name="P2">Returns an array if successful, and “null” if not.</text:p>
      <text:p text:style-name="P1"/>
      <text:p text:style-name="P5">Include needed:</text:p>
      <text:p text:style-name="P3"/>
      <text:p text:style-name="P2">require_once('./classes/eveapi/class.reftypes.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49">$data = RefTypes::getRefTypes($dataxml);</text:p>
      <text:p text:style-name="P49"/>
      <text:p text:style-name="P49"/>
      <text:p text:style-name="P15"><text:toc-mark-start text:id="IMark238004952" text:outline-level="3"/>Server Status<text:toc-mark-end text:id="IMark238004952"/></text:p>
      <text:p text:style-name="P3"/>
      <text:p text:style-name="P3">Lists the status of the server and number of pilots online.</text:p>
      <text:p text:style-name="P3"/>
      <text:p text:style-name="P3">Returns an array if successful, or “null” if not</text:p>
      <text:p text:style-name="P3"/>
      <text:p text:style-name="P5">Include needed:</text:p>
      <text:p text:style-name="P3"/>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imeout]);</text:p>
      <text:p text:style-name="P3">$data = ServerStatus::getServerStatus($dataxml);</text:p>
      <text:p text:style-name="P49"/>
      <text:p text:style-name="P52"/>
      <text:p text:style-name="P15"><text:toc-mark-start text:id="IMark238004952" text:outline-level="3"/>Skill Tree<text:toc-mark-end text:id="IMark238004952"/></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skilltree.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49"/>
      <text:p text:style-name="P49"/>
      <text:p text:style-name="P30"><text:toc-mark-start text:id="IMark238004952" text:outline-level="2"/>Map Functions<text:toc-mark-end text:id="IMark238004952"/></text:p>
      <text:p text:style-name="P30"/>
      <text:p text:style-name="P1"><text:toc-mark-start text:id="IMark238004952" text:outline-level="3"/><text:span text:style-name="T6">Factional Warfare Occupancy Map</text:span><text:toc-mark-end text:id="IMark238004952"/><text:span text:style-name="T8">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text:span text:style-name="T10">lasses/eveapi/class.f</text:span><text:span text:style-name="T11">acwarsystems</text:span><text:span text:style-name="T10">.php</text:span>');</text:p>
      <text:p text:style-name="P1"/>
      <text:p text:style-name="P5">Authentication needed:</text:p>
      <text:p text:style-name="P3"/>
      <text:p text:style-name="P3">None</text:p>
      <text:p text:style-name="P1"/>
      <text:p text:style-name="P5">Fetching and parsing:</text:p>
      <text:p text:style-name="P1"/>
      <text:p text:style-name="P22"><text:span text:style-name="T4">$dataxml = $api-&gt;get</text:span><text:span text:style-name="T5">FacWarSystems</text:span><text:span text:style-name="T4">([timeout]);</text:span></text:p>
      <text:p text:style-name="P26">$data = FacWarSystems::get<text:span text:style-name="T12">FacWarSystems</text:span>($dataxml);</text:p>
      <text:p text:style-name="P26"/>
      <text:p text:style-name="P5"/>
      <text:p text:style-name="P36"/>
      <text:p text:style-name="P1"><text:toc-mark-start text:id="IMark238004952" text:outline-level="3"/><text:span text:style-name="T6">Jumps</text:span><text:toc-mark-end text:id="IMark238004952"/><text:span text:style-name="T2"> </text:span></text:p>
      <text:p text:style-name="P3"/>
      <text:p text:style-name="P3">Returns the number of ship jumps for each solar system in the last hour.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imeout]);</text:p>
      <text:p text:style-name="P7">$data = Jumps::getJumps($dataxml);</text:p>
      <text:p text:style-name="P1"/>
      <text:p text:style-name="P1"/>
      <text:p text:style-name="P15"><text:toc-mark-start text:id="IMark238004952" text:outline-level="3"/>Kills <text:toc-mark-end text:id="IMark238004952"/></text:p>
      <text:p text:style-name="P3"/>
      <text:p text:style-name="P3">Lists the number of kills within solar systems in the last hour. If a system is not listed it has had no kills.</text:p>
      <text:p text:style-name="P3"/>
      <text:p text:style-name="P3">Returns an array if successful, and “null” if not.</text:p>
      <text:p text:style-name="P3"/>
      <text:p text:style-name="P5">Include needed:</text:p>
      <text:p text:style-name="P3"/>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imeout]);</text:p>
      <text:p text:style-name="P7">$data = Kills::getKills($dataxml);</text:p>
      <text:p text:style-name="P2"/>
      <text:p text:style-name="P35"/>
      <text:p text:style-name="P1"><text:toc-mark-start text:id="IMark238004952" text:outline-level="3"/><text:span text:style-name="T6">Sovereignty</text:span><text:toc-mark-end text:id="IMark238004952"/><text:span text:style-name="T8"> </text:span></text:p>
      <text:p text:style-name="P3"/>
      <text:p text:style-name="P3">Lists Solar systems and which factions or alliances claim them.</text:p>
      <text:p text:style-name="P3"/>
      <text:p text:style-name="P3">Returns an array if successful, or “null” if not</text:p>
      <text:p text:style-name="P3"/>
      <text:p text:style-name="P5">Include needed:</text:p>
      <text:p text:style-name="P3"/>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imeout]);</text:p>
      <text:p text:style-name="P7">$data = Sovereignty::getSovereignty($dataxml);</text:p>
      <text:p text:style-name="P13"/>
      <text:p text:style-name="P1"/>
      <text:p text:style-name="P20"><text:toc-mark-start text:id="IMark238004952" text:outline-level="1"/>EvE-Central functions<text:toc-mark-end text:id="IMark238004952"/></text:p>
      <text:p text:style-name="P20"/>
      <text:p text:style-name="P8">The EvE-Central API is provided by eve-central.com. Neither the API nor the data returned by it are maintained by CCP.</text:p>
      <text:p text:style-name="P8"/>
      <text:p text:style-name="P15"><text:toc-mark-start text:id="IMark238004952" text:outline-level="2"/>Minerals (“EvEMon”)<text:toc-mark-end text:id="IMark238004952"/></text:p>
      <text:p text:style-name="P3"/>
      <text:p text:style-name="P3">Retrieve the median mineral prices in the empire regions in a format dige<text:span text:style-name="T13">stable by EvEMon.</text:span></text:p>
      <text:p text:style-name="P1"/>
      <text:p text:style-name="P5">Include needed:</text:p>
      <text:p text:style-name="P3"/>
      <text:p text:style-name="P2">require_once('./classes/eveapi/class.minerals.php');</text:p>
      <text:p text:style-name="P1"/>
      <text:p text:style-name="P5">Authentication needed:</text:p>
      <text:p text:style-name="P3"/>
      <text:p text:style-name="P2">None</text:p>
      <text:p text:style-name="P1"/>
      <text:p text:style-name="P5">Fetching and parsing:</text:p>
      <text:p text:style-name="P3"/>
      <text:p text:style-name="P2">$dataxml = $api-&gt;getMinerals([timeout]);</text:p>
      <text:p text:style-name="P2">$data = Minerals::getMinerals($dataxml);</text:p>
      <text:p text:style-name="P2"/>
      <text:list xml:id="list32277578" text:continue-list="list32290162" text:style-name="L2">
        <text:list-item>
          <text:p text:style-name="P61">“timeout” defaults to 30 minutes.</text:p>
        </text:list-item>
      </text:list>
      <text:p text:style-name="P50"/>
      <text:p text:style-name="P53"/>
      <text:p text:style-name="P17"><text:toc-mark-start text:id="IMark238004952" text:outline-level="2"/>Quick Look<text:toc-mark-end text:id="IMark238004952"/></text:p>
      <text:p text:style-name="P3"/>
      <text:p text:style-name="P2">Retrieve all of the available market orders, including prices, stations, order IDs, volumes, etc. </text:p>
      <text:p text:style-name="P1"/>
      <text:p text:style-name="P2">Returns an array if successful, and “null” if not.</text:p>
      <text:p text:style-name="P1"/>
      <text:p text:style-name="P5">Include needed:</text:p>
      <text:p text:style-name="P5"/>
      <text:p text:style-name="P2">require_once(‘./classes/eveapi/class.quicklook.php’);</text:p>
      <text:p text:style-name="P1"/>
      <text:p text:style-name="P5">Authentication needed:</text:p>
      <text:p text:style-name="P3"/>
      <text:p text:style-name="P2">None</text:p>
      <text:p text:style-name="P1"/>
      <text:p text:style-name="P5">Fetching and parsing:</text:p>
      <text:p text:style-name="P3"/>
      <text:p text:style-name="P2">$dataxml=$api-&gt;getQuickLook(typeid,[sethours],[regionlimit],[usesystem],[setminQ],[timeout]);</text:p>
      <text:p text:style-name="P2">$data = QuickLook::getQuickLook($dataxml);</text:p>
      <text:p text:style-name="P1"/>
      <text:list xml:id="list32286749" text:continue-numbering="true" text:style-name="L2">
        <text:list-item>
          <text:p text:style-name="P61">“typeid” – The type ID of the item you wish to see market orders for. This ID can be gotten from the EvE data dump.</text:p>
        </text:list-item>
        <text:list-item>
          <text:p text:style-name="P66"><text:span text:style-name="T2">“sethours” <text:s/>– </text:span><text:span text:style-name="T4">Get orders which have been posted within the last X hours. Defaults to 360</text:span><text:span text:style-name="T2">.</text:span></text:p>
        </text:list-item>
        <text:list-item>
          <text:p text:style-name="P66"><text:span text:style-name="T2">“regionlimit” <text:s/>– </text:span><text:span text:style-name="T4">Restrict the view to only show from within the specified region IDs. These Ids can be gotten from the EvE data dump. Can be specified multiple times. If specifying multiple times, pass an array of region IDs; otherwise, pass a numeric value.</text:span></text:p>
        </text:list-item>
        <text:list-item>
          <text:p text:style-name="P65">usesystem – Restrict the view to this system only, specified by system ID. This ID can be gotten from the EvE data dump.</text:p>
        </text:list-item>
        <text:list-item>
          <text:p text:style-name="P65">setminQ – Restrict the view to show only orders above the specified quantity.</text:p>
        </text:list-item>
        <text:list-item>
          <text:p text:style-name="P65">“timeout” defaults to 30 minutes.</text:p>
          <text:p text:style-name="P70"/>
          <text:p text:style-name="P71"/>
        </text:list-item>
      </text:list>
      <text:p text:style-name="P17"><text:toc-mark-start text:id="IMark238004952" text:outline-level="2"/>Market Statistics<text:toc-mark-end text:id="IMark238004952"/></text:p>
      <text:p text:style-name="P3"/>
      <text:p text:style-name="P2">Retrieve aggregate statistics for the items specified. </text:p>
      <text:p text:style-name="P1"/>
      <text:p text:style-name="P2">Returns an array if successful, and “null” if not.</text:p>
      <text:p text:style-name="P1"/>
      <text:p text:style-name="P5">Include needed:</text:p>
      <text:p text:style-name="P5"/>
      <text:p text:style-name="P2">require_once(‘./classes/eveapi/class.marketstat.php’);</text:p>
      <text:p text:style-name="P1"/>
      <text:p text:style-name="P5">Authentication needed:</text:p>
      <text:p text:style-name="P3"/>
      <text:p text:style-name="P2">None</text:p>
      <text:p text:style-name="P1"/>
      <text:p text:style-name="P5">Fetching and parsing:</text:p>
      <text:p text:style-name="P3"/>
      <text:p text:style-name="P2">$dataxml=$api-&gt;getMarketStat(typeid,[sethours],[regionlimit],[setminQ],[timeout]);</text:p>
      <text:p text:style-name="P2">$data = MarketStat::getMarketStat($dataxml);</text:p>
      <text:p text:style-name="P1"/>
      <text:list xml:id="list32298740" text:continue-numbering="true" text:style-name="L2">
        <text:list-item>
          <text:p text:style-name="P66"><text:span text:style-name="T2">“typeid” – The type ID of the item you wish to see market orders for. This ID can be gotten from the EvE data dump. </text:span><text:span text:style-name="T4">Can be specified multiple times. If specifying multiple times, pass an array of type IDs; otherwise, pass a numeric value.</text:span></text:p>
        </text:list-item>
        <text:list-item>
          <text:p text:style-name="P66"><text:span text:style-name="T2">“sethours” <text:s/>– </text:span><text:span text:style-name="T4">Get orders which have been posted within the last X hours. Defaults to 360??</text:span><text:span text:style-name="T2">.</text:span></text:p>
        </text:list-item>
        <text:list-item>
          <text:p text:style-name="P66"><text:span text:style-name="T2">“regionlimit” <text:s/>– </text:span><text:span text:style-name="T4">Restrict statistics to specific region IDs. These IDs can be gotten from the EvE data dump. Can be specified multiple times. If specifying multiple times, pass an array of region IDs; otherwise, pass a numeric value.</text:span></text:p>
        </text:list-item>
        <text:list-item>
          <text:p text:style-name="P65">setminQ – The minimum quantity in an order to consider it for the statistics .</text:p>
        </text:list-item>
        <text:list-item>
          <text:p text:style-name="P64">“timeout” defaults to 30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23T12:18:52.28</dc:date>
    <meta:editing-duration>PT67H13M23S</meta:editing-duration>
    <meta:editing-cycles>91</meta:editing-cycles>
    <meta:document-statistic meta:table-count="0" meta:image-count="0" meta:object-count="0" meta:page-count="34" meta:paragraph-count="706" meta:word-count="5796" meta:character-count="39363"/>
    <meta:user-defined meta:name="Info 1"/>
    <meta:user-defined meta:name="Info 2"/>
    <meta:user-defined meta:name="Info 3"/>
    <meta:user-defined meta:name="Info 4"/>
  </office:meta>
</office:document-meta>
</file>